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8880d" officeooo:paragraph-rsid="0018880d"/>
    </style:style>
    <style:style style:name="P2" style:family="paragraph" style:parent-style-name="Text_20_body">
      <style:text-properties style:font-name="Liberation Sans" officeooo:rsid="0016a6a4" officeooo:paragraph-rsid="0016a6a4"/>
    </style:style>
    <style:style style:name="P3" style:family="paragraph" style:parent-style-name="Text_20_body" style:list-style-name="L2">
      <style:paragraph-properties fo:line-height="100%"/>
      <style:text-properties style:font-name="Liberation Sans" officeooo:rsid="0016a6a4" officeooo:paragraph-rsid="0019bdd8"/>
    </style:style>
    <style:style style:name="P4" style:family="paragraph" style:parent-style-name="Text_20_body" style:list-style-name="L1">
      <style:paragraph-properties fo:line-height="100%"/>
      <style:text-properties style:font-name="Liberation Sans" officeooo:rsid="0016a6a4" officeooo:paragraph-rsid="0016a6a4"/>
    </style:style>
    <style:style style:name="P5" style:family="paragraph" style:parent-style-name="Text_20_body" style:list-style-name="L2">
      <style:paragraph-properties fo:line-height="100%"/>
      <style:text-properties style:font-name="Liberation Sans" officeooo:rsid="0018880d" officeooo:paragraph-rsid="0018880d"/>
    </style:style>
    <style:style style:name="P6" style:family="paragraph" style:parent-style-name="Text_20_body" style:list-style-name="L2">
      <style:paragraph-properties fo:line-height="100%"/>
      <style:text-properties style:font-name="Liberation Sans" fo:font-weight="normal" officeooo:rsid="0018880d" officeooo:paragraph-rsid="0018880d" style:font-weight-asian="normal" style:font-weight-complex="normal"/>
    </style:style>
    <style:style style:name="P7" style:family="paragraph" style:parent-style-name="Text_20_body" style:list-style-name="L2">
      <style:paragraph-properties fo:line-height="100%"/>
      <style:text-properties style:font-name="Liberation Sans" fo:font-weight="normal" officeooo:rsid="0019bdd8" officeooo:paragraph-rsid="0019bdd8" style:font-weight-asian="normal" style:font-weight-complex="normal"/>
    </style:style>
    <style:style style:name="P8" style:family="paragraph" style:parent-style-name="Text_20_body" style:list-style-name="L2">
      <style:paragraph-properties fo:line-height="100%"/>
      <style:text-properties style:font-name="Liberation Sans" officeooo:rsid="0019773f" officeooo:paragraph-rsid="0019773f"/>
    </style:style>
    <style:style style:name="P9" style:family="paragraph" style:parent-style-name="Text_20_body" style:list-style-name="L2">
      <style:paragraph-properties fo:line-height="100%"/>
      <style:text-properties style:font-name="Liberation Sans" officeooo:rsid="0019bdd8" officeooo:paragraph-rsid="0019bdd8"/>
    </style:style>
    <style:style style:name="P10" style:family="paragraph" style:parent-style-name="Text_20_body" style:list-style-name="L1">
      <style:paragraph-properties fo:line-height="100%"/>
      <style:text-properties style:font-name="Liberation Sans" officeooo:rsid="0019bdd8" officeooo:paragraph-rsid="0019bdd8"/>
    </style:style>
    <style:style style:name="P11" style:family="paragraph" style:parent-style-name="Text_20_body" style:list-style-name="L2">
      <style:paragraph-properties fo:line-height="100%"/>
      <style:text-properties style:font-name="Liberation Sans" officeooo:rsid="001af9e3" officeooo:paragraph-rsid="001af9e3"/>
    </style:style>
    <style:style style:name="T1" style:family="text">
      <style:text-properties officeooo:rsid="0016a6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880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f9e3" style:font-weight-asian="normal" style:font-weight-complex="normal"/>
    </style:style>
    <style:style style:name="T6" style:family="text">
      <style:text-properties officeooo:rsid="00196c66"/>
    </style:style>
    <style:style style:name="T7" style:family="text">
      <style:text-properties officeooo:rsid="0019bdd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f9e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ing <text:span text:style-name="T1">Skill Assessment</text:span></text:p>
      <text:p text:style-name="P2">In this brief assessment, you are to implement a command-line version of the web game Wordle <text:span text:style-name="T9">in Go</text:span>.</text:p>
      <text:h text:style-name="Heading_20_1" text:outline-level="1"><text:span text:style-name="T6">Game </text:span>Rules</text:h>
      <text:list xml:id="list680403341" text:style-name="L1">
        <text:list-item>
          <text:p text:style-name="P4">You have five guesses</text:p>
        </text:list-item>
        <text:list-item>
          <text:p text:style-name="P10">All words are 5 length</text:p>
        </text:list-item>
        <text:list-item>
          <text:p text:style-name="P4">The guesser gets the feedback about any letters in their guess that are in the right position with a green highlight, while letters that are in the word but not in the correct position will get a yellow outline.</text:p>
        </text:list-item>
        <text:list-item>
          <text:p text:style-name="P4">The yellow highlight will not show up if you have more of a letter than in the correct answer.</text:p>
          <text:list>
            <text:list-item>
              <text:p text:style-name="P4"><text:span text:style-name="T9">Example: if</text:span> the <text:span text:style-name="T3">the correct word is WATER </text:span>and you guess OTTER, the first T <text:span text:style-name="T3">must</text:span> not get a yellow highlight.</text:p>
            </text:list-item>
          </text:list>
        </text:list-item>
      </text:list>
      <text:h text:style-name="P1" text:outline-level="1">Requirements</text:h>
      <text:list xml:id="list387180371" text:style-name="L2">
        <text:list-item>
          <text:p text:style-name="P8">All rules <text:span text:style-name="T7">are implemented</text:span>.</text:p>
        </text:list-item>
        <text:list-item>
          <text:p text:style-name="P5"><text:span text:style-name="T9">Include a</text:span> unit test of the word guessing routine that validates <text:span text:style-name="T9">at least</text:span> <text:span text:style-name="T7">the last two rules.</text:span></text:p>
        </text:list-item>
        <text:list-item>
          <text:p text:style-name="P9">Your code cannot perform any network communication.</text:p>
        </text:list-item>
        <text:list-item>
          <text:p text:style-name="P9">The only non-standard library you can use is <text:span text:style-name="T4">github.com/fatih/color for the terminal colors.</text:span></text:p>
        </text:list-item>
        <text:list-item>
          <text:p text:style-name="P9"><text:span text:style-name="T4">The word list must be stored in a text file in a format of your choosing.</text:span></text:p>
          <text:list>
            <text:list-item>
              <text:p text:style-name="P9"><text:span text:style-name="T4">The unit test may use a hard-coded word list.</text:span></text:p>
            </text:list-item>
          </text:list>
        </text:list-item>
        <text:list-item>
          <text:p text:style-name="P9"><text:span text:style-name="T4">All errors must be handled in main(); </text:span><text:span text:style-name="T5">i.e. no log.Fatalln or os.Exit in other functions.</text:span></text:p>
        </text:list-item>
        <text:list-item>
          <text:p text:style-name="P11"><text:span text:style-name="T5">P</text:span><text:span text:style-name="T4">rovide a quick introduction to the game for the user.</text:span></text:p>
        </text:list-item>
      </text:list>
      <text:h text:style-name="P1" text:outline-level="1">Notes</text:h>
      <text:list xml:id="list114813009937512" text:continue-numbering="true" text:style-name="L2">
        <text:list-item>
          <text:p text:style-name="P3">You do not need a full wordlist, <text:span text:style-name="T7">a handful of words is okay. Example</text:span>: <text:span text:style-name="T2">water, otter, hound, pizza, eagle, fruit, paper</text:span></text:p>
        </text:list-item>
        <text:list-item>
          <text:p text:style-name="P6"><text:span text:style-name="T7">C</text:span>ode completion tools like <text:span text:style-name="T8">Codeium</text:span> and <text:span text:style-name="T8">Copilot</text:span> <text:span text:style-name="T9">are</text:span> permitted, but please avoid comment-driven development and the chat functionality.</text:p>
        </text:list-item>
        <text:list-item>
          <text:p text:style-name="P6">You may use math/rand <text:span text:style-name="T7">instead of crypto/rand.</text:span></text:p>
        </text:list-item>
        <text:list-item>
          <text:p text:style-name="P7">You <text:span text:style-name="T9">may</text:span> allow guesses that aren’t in the wordlist</text:p>
        </text:list-item>
        <text:list-item>
          <text:p text:style-name="P11"><text:span text:style-name="T4">Please take some time to make your code presentable</text:span></text:p>
        </text:list-item>
        <text:list-item>
          <text:p text:style-name="P11"><text:span text:style-name="T4">You may choose another pair of colors than yellow and gree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0:44:48.331413923</meta:creation-date>
    <dc:date>2024-06-28T11:46:40.723689839</dc:date>
    <meta:editing-duration>PT8M5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98" meta:character-count="1604" meta:non-whitespace-character-count="1349"/>
  </office:meta>
</office:document-meta>
</file>